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30000000307AAA80CD9FCD2F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46%" fo:text-align="start" style:justify-single-word="false" fo:orphans="2" fo:widows="2"/>
      <style:text-properties officeooo:paragraph-rsid="00047e12"/>
    </style:style>
    <style:style style:name="P2" style:family="paragraph" style:parent-style-name="Standard">
      <style:paragraph-properties fo:margin-left="0.212cm" fo:margin-right="1.191cm" fo:margin-top="0cm" fo:margin-bottom="0cm" loext:contextual-spacing="false" fo:text-indent="0cm" style:auto-text-indent="false"/>
    </style:style>
    <style:style style:name="P3" style:family="paragraph" style:parent-style-name="Standard">
      <style:paragraph-properties fo:margin-left="1.693cm" fo:margin-right="0.529cm" fo:line-height="100%" fo:orphans="2" fo:widows="2" fo:text-indent="0cm" style:auto-text-indent="false"/>
    </style:style>
    <style:style style:name="P4" style:family="paragraph" style:parent-style-name="Text_20_body">
      <style:paragraph-properties fo:text-align="end" style:justify-single-word="false"/>
    </style:style>
    <style:style style:name="T1" style:family="text">
      <style:text-properties style:font-name="inherit" fo:font-weight="bold" loext:padding="0cm" loext:border="none"/>
    </style:style>
    <style:style style:name="T2" style:family="text">
      <style:text-properties style:font-name="inherit" fo:font-weight="bold" officeooo:rsid="00047e12" loext:padding="0cm" loext:border="none"/>
    </style:style>
    <style:style style:name="T3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bold" style:text-blinking="false" loext:padding="0cm" loext:border="none"/>
    </style:style>
    <style:style style:name="T4" style:family="text">
      <style:text-properties fo:font-variant="normal" fo:text-transform="none" fo:color="#1d1c1d" style:text-line-through-style="none" style:text-line-through-type="none" style:font-name="Slack-Lato" fo:font-size="9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1d1c1d" style:font-name="Slack-Lato" fo:font-size="11.2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e01e5a" style:font-name="Slack-Lato" fo:font-size="11.2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e01e5a" style:font-name="Slack-Lato" fo:font-size="11.25pt" fo:letter-spacing="normal" fo:font-style="normal" fo:font-weight="normal" loext:padding-left="0.079cm" loext:padding-right="0cm" loext:padding-top="0.053cm" loext:padding-bottom="0.049cm" loext:border-left="0.06pt solid #000000" loext:border-right="none" loext:border-top="0.06pt solid #000000" loext:border-bottom="0.06pt solid #000000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guide to downgrade to tensorflow cpu mode</text:span></text:p>
      <text:p text:style-name="P2"><text:span text:style-name="T2"/></text:p>
      <text:p text:style-name="P2"><text:span text:style-name="T2">#</text:span><text:span text:style-name="T1">random</text:span>–Sep 21<text:span text:style-name="T8">st</text:span></text:p>
      <text:p text:style-name="P2"/>
      <text:p text:style-name="P3"><draw:frame draw:style-name="fr1" draw:name="Frame1" text:anchor-type="paragraph" svg:width="1.693cm" draw:z-index="0"><draw:text-box fo:min-height="0.041cm"><text:p text:style-name="P4"><draw:frame draw:style-name="fr2" draw:name="Image1" text:anchor-type="as-char" svg:width="0.953cm" svg:height="0.953cm" draw:z-index="1"><draw:image xlink:href="Pictures/1000000000000030000000307AAA80CD9FCD2F48.png" xlink:type="simple" xlink:show="embed" xlink:actuate="onLoad" loext:mime-type="image/png"/></draw:frame></text:p></draw:text-box></draw:frame><text:a xlink:type="simple" xlink:href="https://app.slack.com/team/U019JR4GDK8" office:target-frame-name="_blank" xlink:show="new" text:style-name="Internet_20_link" text:visited-style-name="Visited_20_Internet_20_Link"><text:span text:style-name="T3">Ben</text:span></text:a><text:span text:style-name="T5"> </text:span><text:a xlink:type="simple" xlink:href="https://comp3888-workspace.slack.com/archives/C019AQR6VB9/p1600694770021100" text:style-name="Internet_20_link" text:visited-style-name="Visited_20_Internet_20_Link"><text:span text:style-name="T4">11:26 PM</text:span></text:a></text:p>
      <text:p text:style-name="P1"><text:span text:style-name="T5">If you install tensorflow-gpu then realise your GPU or CUDA is insufficient</text:span></text:p>
      <text:p text:style-name="P1"><text:span text:style-name="T5">If you followed instructions and installed inside an activated conda environment using</text:span></text:p>
      <text:p text:style-name="P1"><text:span text:style-name="T5">replace the variables that are shown like &lt;var&gt;</text:span></text:p>
      <text:p text:style-name="P1"><text:span text:style-name="Source_20_Text"><text:span text:style-name="T7">conda activate &lt;env1&gt;</text:span></text:span></text:p>
      <text:p text:style-name="P1"><text:span text:style-name="Source_20_Text"><text:span text:style-name="T6">conda install tensorflow-gpu</text:span></text:span></text:p>
      <text:p text:style-name="P1"><text:span text:style-name="T5">then you can do</text:span></text:p>
      <text:p text:style-name="P1"><text:span text:style-name="Source_20_Text"><text:span text:style-name="T7">conda list –revisions</text:span></text:span></text:p>
      <text:p text:style-name="P1"><text:span text:style-name="T5">to show you revisions, installations and package changes, upgrades, downgrades.</text:span></text:p>
      <text:p text:style-name="P1"><text:span text:style-name="T5">1st to backup I did a clone of the active environment, fast. (perhaps optional and skipable)</text:span></text:p>
      <text:p text:style-name="P1"><text:span text:style-name="Source_20_Text"><text:span text:style-name="T7">conda create --name &lt;env2&gt; --clone &lt;env1&gt;</text:span></text:span></text:p>
      <text:p text:style-name="P1"><text:span text:style-name="T5">I was able to roll back to previous revision before tensorflow-gpu with</text:span></text:p>
      <text:p text:style-name="P1"><text:span text:style-name="Source_20_Text"><text:span text:style-name="T7">conda install -rev &lt;number&gt;</text:span></text:span></text:p>
      <text:p text:style-name="P1"><text:span text:style-name="T5">give it a minute, it will show you a plan and it did ask to proceed</text:span></text:p>
      <text:p text:style-name="P1"><text:span text:style-name="T5">then my tensorflow was just CPU</text:span></text:p>
      <text:p text:style-name="P1"><text:span text:style-name="T5">It didn't need to download or install anything and it was fast. after researching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9:18:24.696353107</meta:creation-date>
    <dc:date>2020-10-06T19:31:26.612723423</dc:date>
    <meta:editing-duration>PT7M51S</meta:editing-duration>
    <meta:editing-cycles>1</meta:editing-cycles>
    <meta:document-statistic meta:table-count="0" meta:image-count="1" meta:object-count="0" meta:page-count="1" meta:paragraph-count="19" meta:word-count="144" meta:character-count="852" meta:non-whitespace-character-count="729"/>
    <meta:generator>LibreOffice/6.4.5.2$Linux_X86_64 LibreOffice_project/40$Build-2</meta:generator>
  </office:meta>
</office:document-meta>
</file>